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lgun Gothic" svg:font-family="'Malgun Gothic',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cd99" officeooo:paragraph-rsid="000ecd99"/>
    </style:style>
    <style:style style:name="P2" style:family="paragraph" style:parent-style-name="Standard">
      <style:text-properties officeooo:rsid="000ecd99" officeooo:paragraph-rsid="00115bdd"/>
    </style:style>
    <style:style style:name="P3" style:family="paragraph" style:parent-style-name="Standard">
      <style:text-properties officeooo:rsid="000ecd99" officeooo:paragraph-rsid="001efbca"/>
    </style:style>
    <style:style style:name="P4" style:family="paragraph" style:parent-style-name="Standard">
      <style:text-properties officeooo:rsid="000ecd99" officeooo:paragraph-rsid="0021e096"/>
    </style:style>
    <style:style style:name="P5" style:family="paragraph" style:parent-style-name="Standard">
      <style:text-properties officeooo:rsid="000ecd99" officeooo:paragraph-rsid="00275b47"/>
    </style:style>
    <style:style style:name="P6" style:family="paragraph" style:parent-style-name="Standard">
      <style:text-properties officeooo:rsid="00101396" officeooo:paragraph-rsid="00101396"/>
    </style:style>
    <style:style style:name="T1" style:family="text">
      <style:text-properties officeooo:rsid="00258fba"/>
    </style:style>
    <style:style style:name="T2" style:family="text">
      <style:text-properties officeooo:rsid="00275b47"/>
    </style:style>
    <style:style style:name="T3" style:family="text">
      <style:text-properties officeooo:rsid="00293c5a"/>
    </style:style>
    <style:style style:name="T4" style:family="text">
      <style:text-properties officeooo:rsid="002b91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020.09.21</text:p>
      <text:p text:style-name="P1">1. 높은 목표 설정</text:p>
      <text:p text:style-name="P1">자발적으로 최고 수준의 목표를 세우고 끈질기게 성취한 경험에 대해 서술(700자)</text:p>
      <text:p text:style-name="P1"/>
      <text:p text:style-name="P1">[맡은 일을 완벽하게 마무리하는 자세]</text:p>
      <text:p text:style-name="P1">대학원 석사 시절, Kinect V2의 Calibration을 진행하는 과제를 맡았습니다. Kinect V2의 Depth 카메라와 Color 카메라의 Field of View를 동일하게 맞추고 렌즈에 의한 왜곡현상을 보정하는 과제였습니다. 기존에 흔히 쓰이던 방식은 카메라별로 10~20장의 체커보드 사진을 찍고 그 사진들을 통해 Calibration을 하는 것이었습니다. 하지만 저는 몇 가지 문제점을 발견하게 되었고, 더 정교한 결과를 만들기 위해 다음과 같이 연구를 진행하였습니다.</text:p>
      <text:p text:style-name="P1"/>
      <text:p text:style-name="P1">문제점 1. 가까이서 찍은 체커보드의 사진과 멀리서 찍은 체커보드의 사진의 왜곡률이 다름</text:p>
      <text:p text:style-name="P1">해결방안 : 0.5m~4.5m 사이의 거리를 0.5m 간격으로 동일한 장수의 사진（10장）을 사용</text:p>
      <text:p text:style-name="P1">문제점 2. 최적의 Transformation matrix를 찾기 어려움</text:p>
      <text:p text:style-name="P1">해결방안 : 모든 거리에서 적합하게 동작하는 Transformation matrix를 실험적으로 찾아냄</text:p>
      <text:p text:style-name="P1"/>
      <text:p text:style-name="P1">위의 연구를 통해 ‘Color and depth image correspondence for Kinect V2’ 논문을 학술지에 성공적으로 개재할 수 있었습니다. 또한, 이를 통해 목표를 이루기 위해서, 포기하지 않고 끝까지 책임을 다하는 자세가 필요하다는 사실을 알게 되었습니다.</text:p>
      <text:p text:style-name="P2"/>
      <text:p text:style-name="P1"/>
      <text:p text:style-name="P1"/>
      <text:p text:style-name="P1"/>
      <text:p text:style-name="P1">2. 기존의 틀을 깨는 과감한 실행</text:p>
      <text:p text:style-name="P1">새로운 것을 접목하거나 남다른 아이디어를 통해 문제를 개선했던 경험에 대해 서술</text:p>
      <text:p text:style-name="P1"/>
      <text:p text:style-name="P1">[새로운 접근을 통한 문제 해결]</text:p>
      <text:p text:style-name="P1">저는 기존의 사내 교육을 개편하여 교육의 품질을 향상한 경험이 있습니다.</text:p>
      <text:p text:style-name="P1">제가 근무했던 와이즈스톤은 수년간 신입사원에게 소프트웨어 Testing 교육을 진행해 왔습니다. 이론 교육이 주를 이뤘기 때문에 추상적인 개념이 많이 들어 있었고, 실무 경험이 전혀 없는 신입사원들에게는 어려움으로 다가왔습니다. TTA와 같은 전문 기관마저도 이론수업을 위주로 진행하고 있었습니다.</text:p>
      <text:p text:style-name="P1">저는 교육의 질을 향상하기 위해 실제 프로젝트를 기반으로, 실습을 위주로 하는 교육을 만들겠다는 목표를 갖게 되었습니다. 마침내 저는 1년간의 프로젝트 경험을 바탕으로 교육을 개편하였습니다. 주요 내용은 다음과 같습니다.</text:p>
      <text:p text:style-name="P1">1. 실제 소프트웨어 요구사항을 간략하게 직접 만들어 보고, 현업에서 사용되는 요구사항을 자료로 시각화</text:p>
      <text:p text:style-name="P1">2. Python으로 간단하게 기능을 구현해보며 개발 프로세스 이해도 향상</text:p>
      <text:p text:style-name="P1">3. 상용화된 App에서 결함을 찾아보며 품질 프로세스 이해도 향상</text:p>
      <text:p text:style-name="P1">4. Issue Tracking System에 실제로 결함을 등록 → 완료해보며 실무 이해도 향상</text:p>
      <text:p text:style-name="P1">위의 교육 개편이 신입사원들의 전문성을 향상하데 도움이 됐다는 평가를 받았으며 실제로 신입사원들의 교육 만족도 설문 결과가 4.2/5인 높은 점수를 받을 수 있었습니다. 또한, 이 경험에서 새로운 방식을 도입해 문제를 개선하는 방법을 배울 수 있었습니다.</text:p>
      <text:p text:style-name="P3"/>
      <text:p text:style-name="P1"/>
      <text:p text:style-name="P1"/>
      <text:p text:style-name="P1">3. 직무 전문성</text:p>
      <text:p text:style-name="P1">지원직무와 관련된 전문 역량을 키우기 위해 노력한 경험</text:p>
      <text:p text:style-name="P1"/>
      <text:p text:style-name="P1">관련경험/상세내용으로 구분하여 작성</text:p>
      <text:p text:style-name="P1"/>
      <text:p text:style-name="P1"><text:soft-page-break/>[관련경험]</text:p>
      <text:p text:style-name="P1">-역량향샹을 위해 노력한 경험과 수행기간 작성(강의, 인턴십, 프로젝트, 논문 스터디 동아리 등)</text:p>
      <text:p text:style-name="P1">-최소2개 최대5개</text:p>
      <text:p text:style-name="P1"/>
      <text:p text:style-name="P1">[상세내용]</text:p>
      <text:p text:style-name="P1">-역할 수행과정 역량 느낀점 등 300자 이내</text:p>
      <text:p text:style-name="P1"/>
      <text:p text:style-name="P1"/>
      <text:p text:style-name="P1">[관련 경험]</text:p>
      <text:p text:style-name="P1">-빅데이터 교육 수료 / 20200801~20200901</text:p>
      <text:p text:style-name="P1">[상세내용]</text:p>
      <text:p text:style-name="P1">-개발언어에 익숙해지기위해 교육 받고 복습.</text:p>
      <text:p text:style-name="P1">추천서비스를 만들었음.</text:p>
      <text:p text:style-name="P1">등</text:p>
      <text:p text:style-name="P1"/>
      <text:p text:style-name="P4"/>
      <text:p text:style-name="P4"/>
      <text:p text:style-name="P5">[관련 경험]</text:p>
      <text:p text:style-name="P5"><text:span text:style-name="T2">학부연구생 생활 / 2013.12 ~ 2014.8</text:span></text:p>
      <text:p text:style-name="P5"/>
      <text:p text:style-name="P5">[상세내용]</text:p>
      <text:p text:style-name="P5">영상처리에 대한 전문성을 기르기 위해 석사과정 진학 전에 선행학습을 진행하였습니다. C언어와 Matlab 언어를 익히고 영상처리 관련 서적을 통해 기본기를 길렀습니다. 또한, Kinect V2 카메라를 사용해 Depth 정보를 활용한 연구주제를 미리 선정할 수 있었습니다. 이를 통해 석사 생활에 빠르게 적응할 수 있었습니다.</text:p>
      <text:p text:style-name="P4"/>
      <text:p text:style-name="P4"/>
      <text:p text:style-name="P4">[관련 경험]</text:p>
      <text:p text:style-name="P4"><text:span text:style-name="T1">SAT 인턴 생활 / 2016.10~2016.12</text:span></text:p>
      <text:p text:style-name="P4"/>
      <text:p text:style-name="P4">[상세내용]</text:p>
      <text:p text:style-name="P4">SAT에서 약 3개월간 인턴사원으로 근무하였고, 번호판 인식기 개발을 진행하였습니다. 번호판의 숫자/글자별 이미지 Segmentation 알고리즘을 구현하였고, 그 결과 3만 대의 차량에 대한 번호판 데이터베이스를 확보할 수 있었습니다. 사용언어는 C/C++ 이었으며 OpenCV 라이브러리를 사용했습니다. 이를 통해 실무에 대한 역량을 쌓을 수 있었고 영상처리 알고리즘에 대한 전문성과 프로그래밍 언어 사용 능력을 기를 수 있었습니다.</text:p>
      <text:p text:style-name="P4"/>
      <text:p text:style-name="P5"/>
      <text:p text:style-name="P5">[관련 경험]</text:p>
      <text:p text:style-name="P5"><text:span text:style-name="T2">모두의 연구소(AIFFEL) AI 영상처리 과정 이수 / 2020.07 ~ 2020.12(예정)</text:span></text:p>
      <text:p text:style-name="P5"/>
      <text:p text:style-name="P5">[상세내용]</text:p>
      <text:p text:style-name="P5">영상처리 및 딥러닝 전문성을 키우기 위해 6개월 교육과정을 이수하고 있습니다. 영상처리와 더불어 자연어 처리, 데이터 분석, 소프트웨어 개발 기초, 통계학 등이 실무에 어떻게 적용되는지 프로젝트를 기반으로 배우고 있습니다. 또한, 팀 단위로 진행되는 교육기관의 철학 덕분에 협업의 중요성과 협업하는 방법을 배우고 있습니다. 10월부터는 해커톤 프로젝트를 진행하여 실무 역량도 쌓을 예정입니다. 교육을 모두 이수한 12월이면 전문성을 함양한 인재가 될 것입니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lgun Gothic" svg:font-family="'Malgun Gothic',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1T16:09:32.319270502</meta:creation-date>
    <dc:date>2020-09-21T20:51:15.058573865</dc:date>
    <meta:editing-duration>PT53M13S</meta:editing-duration>
    <meta:editing-cycles>14</meta:editing-cycles>
    <meta:generator>LibreOffice/6.0.7.3$Linux_X86_64 LibreOffice_project/00m0$Build-3</meta:generator>
    <meta:document-statistic meta:table-count="0" meta:image-count="0" meta:object-count="0" meta:page-count="2" meta:paragraph-count="47" meta:word-count="1721" meta:character-count="2526" meta:non-whitespace-character-count="2019"/>
  </office:meta>
</office:document-meta>
</file>